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fo:font-size="12pt" style:font-size-asian="12pt" style:font-name-complex="Times New Roman"/>
    </style:style>
    <style:style style:name="T2" style:family="text">
      <style:text-properties fo:font-size="12pt" fo:font-style="italic" style:font-size-asian="12pt" style:font-style-asian="italic" style:font-name-complex="Times New Roman"/>
    </style:style>
    <style:style style:name="T3" style:family="text">
      <style:text-properties fo:font-size="12pt" fo:font-style="italic" fo:font-weight="bold" style:font-size-asian="12pt" style:font-style-asian="italic" style:font-weight-asian="bold" style:font-name-complex="Times New Roman"/>
    </style:style>
    <style:style style:name="T4" style:family="text">
      <style:text-properties fo:font-size="12pt" fo:font-weight="bold" style:font-size-asian="12pt" style:font-weight-asian="bold" style:font-name-complex="Times New Roman"/>
    </style:style>
    <style:style style:name="T5" style:family="text">
      <style:text-properties style:text-position="super 67%" fo:font-size="12pt" style:font-size-asian="12pt" style:font-name-complex="Times New Roman"/>
    </style:style>
    <style:style style:name="T6" style:family="text">
      <style:text-properties fo:color="#00cc00" fo:font-size="12pt" fo:font-weight="bold" style:font-size-asian="12pt" style:font-weight-asian="bold"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Police_20_par_20_défaut"><text:span text:style-name="T1">Interview d’Alejandra pour un article de presse :</text:span></text:span></text:p>
      <text:p text:style-name="Standard"/>
      <text:p text:style-name="Standard"><text:span text:style-name="Police_20_par_20_défaut"><text:span text:style-name="T1">À l’occasion du 77</text:span></text:span><text:span text:style-name="Police_20_par_20_défaut"><text:span text:style-name="T5">ème</text:span></text:span><text:span text:style-name="Police_20_par_20_défaut"><text:span text:style-name="T1"> anniversaire de la </text:span></text:span><text:span text:style-name="Police_20_par_20_défaut"><text:span text:style-name="T2">Retirada</text:span></text:span><text:span text:style-name="Police_20_par_20_défaut"><text:span text:style-name="T1">, comme chaque année, l’association Mémoire de l’Espagne Républicaine 82 organise une marche sur la route séparant la gare de Borredon du Camp de Jude à Septfonds. Cette fameuse route est le théâtre de faits historiques importants, car dès l’arrivée des réfugiés espagnols en France, une grande partie de ces personnes est passée par ce chemin pour y vivre l’impensable. En ce onzième jour de mars 2016, le journal Midi Libre les a accompagnés et a participé à cette marche commémorative rendant hommage aux Espagnols arrivés en France. Au son des chants républicains de l’époque, nous avons rencontré une vieille dame, Alejandra, accompagnée de sa petite-fille, Clara, avec qui nous avons échangé sur leur passé, en essayant de comprendre pourquoi elles se retrouvent à Borredon ce 11 mars.</text:span></text:span></text:p>
      <text:p text:style-name="Standard"/>
      <text:p text:style-name="Standard"><text:span text:style-name="Police_20_par_20_défaut"><text:span text:style-name="T4">Journaliste</text:span></text:span><text:span text:style-name="Police_20_par_20_défaut"><text:span text:style-name="T6"> </text:span></text:span><text:span text:style-name="Police_20_par_20_défaut"><text:span text:style-name="T4">: Étant participante de cette marche, avez-vous un lien avec l’évènement de la Guerre civile en Espagne et la </text:span></text:span><text:span text:style-name="Police_20_par_20_défaut"><text:span text:style-name="T3">Retirada</text:span></text:span><text:span text:style-name="Police_20_par_20_défaut"><text:span text:style-name="T4"> ? <text:s/></text:span></text:span></text:p>
      <text:p text:style-name="Standard"><text:span text:style-name="Police_20_par_20_défaut"><text:span text:style-name="T1">Alejandra : Oui, lorsque cet évènement a eu lieu, j’avais l’âge de 4 ans.</text:span></text:span></text:p>
      <text:p text:style-name="P1"><text:span text:style-name="Police_20_par_20_défaut"><text:span text:style-name="T4">J : Malgré votre jeune âge d'alors, est-ce que vous vous rappelez de comment s’est passé votre trajet depuis l’Espagne jusqu’en France ?</text:span></text:span></text:p>
      <text:p text:style-name="Standard"><text:span text:style-name="Police_20_par_20_défaut"><text:span text:style-name="T1">A : Pas du tout. D’ailleurs, il faut savoir que c’était un sujet douloureux au sein de notre famille, presque tabou. Ce sujet est revenu sur la table lorsque ma petite-fille Clara, m’a demandé lors d’un repas de famille de raconter comment s’était passé cet évènement. Je n’ai malheureusement pas pu lui répondre et j'en ai été frustrée. C’est alors que j’ai mené des recherches sur l’histoire familiale avec ma petite étudiante en licence d’Espagnol, afin d’obtenir des éléments concrets.</text:span></text:span></text:p>
      <text:p text:style-name="Standard"><text:span text:style-name="Police_20_par_20_défaut"><text:span text:style-name="T4">J : Quelles ont été les réactions des membres de votre famille suite à cette décision et votre détermination à comprendre le passé ?</text:span></text:span></text:p>
      <text:p text:style-name="Standard"><text:span text:style-name="Police_20_par_20_défaut"><text:span text:style-name="T1">A : Et bien à ma plus grande surprise, j’ai quand même réussi à obtenir des éléments de réponse grâce à une cousine plus âgée, notamment sur la difficulté du voyage (froid, faim, foule…). En sollicitant ma famille, les avis étaient partagés. J’avais d’un côté ceux qui me racontaient tout ce dont ils se rappelaient et de l’autre ceux qui étaient réticents au sujet, leur rappelant de trop mauvais souvenirs. Grâce à ces témoignages, j’ai eu des flashbacks sur ces évènements et sur mon père.</text:span></text:span></text:p>
      <text:p text:style-name="Standard"><text:span text:style-name="Police_20_par_20_défaut"><text:span text:style-name="T4">J : Avez-vous eu des éléments sur votre père ?</text:span></text:span></text:p>
      <text:p text:style-name="Standard"><text:span text:style-name="Police_20_par_20_défaut"><text:span text:style-name="T1">A : Oui, j’ai appris que nous avions été séparés à la frontière et qu’il a été interné au Camp de Septfonds ; alors que ma mère et moi étions dans un refuge à Marseille.</text:span></text:span></text:p>
      <text:p text:style-name="Standard"><text:span text:style-name="Police_20_par_20_défaut"><text:span text:style-name="T4">J : Sachant que votre famille fut séparée à la frontière franco-espagnole, êtes-vous retournée sur les lieux ?</text:span></text:span></text:p>
      <text:p text:style-name="Standard"><text:span text:style-name="Police_20_par_20_défaut"><text:span text:style-name="T1">A : Oui et j’ai amené avec moi Clara pour aller à la Jonquera, lieu par où nous sommes passées ma mère et moi. Sur place, on a découvert un petit musée autour de la mémoire de la </text:span></text:span><text:span text:style-name="Police_20_par_20_défaut"><text:span text:style-name="T2">Retirada</text:span></text:span><text:span text:style-name="Police_20_par_20_défaut"><text:span text:style-name="T1">. Là encore, de nouveaux souvenirs sont apparus, notamment des images de « chaos », avec des pleurs et de l’angoisse.</text:span></text:span></text:p>
      <text:p text:style-name="Standard"><text:span text:style-name="Police_20_par_20_défaut"><text:span text:style-name="T4">J : A travers notre discussion, vous m’avez confié revenir chaque année à l’occasion de cette marche. En dehors de ce cadre-là, êtes-vous déjà venue dans le Tarn-et-Garonne, sur des sites comme Septfonds ou encore Montauban ?</text:span></text:span></text:p>
      <text:p text:style-name="Standard"><text:span text:style-name="Police_20_par_20_défaut"><text:span text:style-name="T1">A : Oui, toujours en étant accompagnée de Clara, en 2006, nous avons décidé d’aller sur le terrain pour voir ce qu’il restait du passage des Espagnols. Quand Clara et moi avons visité l’emplacement du camp, j’ai pris conscience des conditions difficiles dans lesquelles mon père vivait. Ensuite, le guide local nous a amené au cimetière espagnol du village. En allant dans cet endroit, je me suis rendu compte de la chance que j’ai eue de retrouver mon père vivant à l’issue de cet épisode. Par ailleurs, nous avons fait connaissance avec une femme nommée Suzanne, gérante de café, qui a eu l’amabilité de nous raconter ce qu’elle a vécu pendant le passage des Espagnols dans la localité.</text:span></text:span></text:p>
      <text:p text:style-name="Standard"><text:span text:style-name="Police_20_par_20_défaut"><text:span text:style-name="T4">J : Qu’est-ce qui vous a marqué à travers les conversations que vous avez eues avec la population du village ?</text:span></text:span></text:p>
      <text:p text:style-name="Standard"><text:span text:style-name="Police_20_par_20_défaut"><text:span text:style-name="T1">A : Eh bien, cette gentille dame nous a livré quelques souvenirs, surtout quand ma petite-fille lui a montré une cuillère qui appartenait à mon père. Quand Suzanne a aperçu la cuillère, elle nous a tout </text:span></text:span><text:soft-page-break/><text:span text:style-name="Police_20_par_20_défaut"><text:span text:style-name="T1">raconté, notamment le trafic de cuillères auquel s'adonnait un enfant nommé Angel. Il voulait absolument que tout le monde ait sa cuillère après que mon père lui a donné la sienne.</text:span></text:span></text:p>
      <text:p text:style-name="Standard"><text:span text:style-name="Police_20_par_20_défaut"><text:span text:style-name="T4">J : Cette fameuse cuillère dont vous me parlez, a une importance dans l’histoire de votre père ?</text:span></text:span></text:p>
      <text:p text:style-name="Standard"><text:span text:style-name="Police_20_par_20_défaut"><text:span text:style-name="T1">A : Bien sûr ! Mon père était très attaché aux valeurs humaines, je pense que le fait d’avoir une cuillère dans un lieu insalubre était très important pour lui afin de se rattacher aux valeurs qu’il défendait. Suzanne nous a aussi expliqué qu’en suivant l’exemple d’Angel, les autres détenus se livraient eux aussi à ce trafic.</text:span></text:span></text:p>
      <text:p text:style-name="Standard"><text:span text:style-name="Police_20_par_20_défaut"><text:span text:style-name="T4">J : Le fait que vous veniez de l’Aveyron vous empêche-t-il de vous impliquer dans la vie associative au sujet de la mémoire espagnole ?</text:span></text:span></text:p>
      <text:p text:style-name="Standard"><text:span text:style-name="Police_20_par_20_défaut"><text:span text:style-name="T1">A : Non ! Étant reconnue comme descendante d’exilé, je suis connue de tous. Les personnes avec qui nous avons fait la marche sont mes amis. Par ailleurs, en 2014, j’ai intégré l’Association pour le Souvenir de l’Exil Républicain en France (ASEREF) dont je suis, aujourd’hui, vice-présidente.</text:span></text:span></text:p>
      <text:p text:style-name="Standard"><text:span text:style-name="Police_20_par_20_défaut"><text:span text:style-name="T1"><text:tab/>Grâce à ces personnes, la mémoire franco-espagnole persiste dans le temps. Elles ont également reçu la visite de nombreux politiciens, qu’ils soient Français ou Espagnols. Par ailleurs, les associations de la région se réunissent chaque année, à travers plusieurs dates, afin d’animer des activités et organiser des évènements, dans le but de « sensibiliser » les jeunes générations. Car selon la vice-présidente de l’ASEREF : « Les jeunes générations sont l’avenir, quand nous ne serons plus là, il faudra bien qu’un groupe de personnes prenne le relais ! ».</text:span></text:span></text:p>
      <text:p text:style-name="Standard"/>
      <text:p text:style-name="Standard"><text:span text:style-name="Police_20_par_20_défaut"><text:span text:style-name="T1">Kévin Mairrant, journaliste pour Midi Lib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AUBRY</meta:initial-creator>
    <meta:creation-date>2019-10-31T17:42:24</meta:creation-date>
    <meta:document-statistic meta:table-count="0" meta:image-count="0" meta:object-count="0" meta:page-count="2" meta:paragraph-count="22" meta:word-count="998" meta:character-count="5833"/>
    <dc:date>2019-10-31T17:42:55</dc:date>
    <dc:creator>Marie AUBRY</dc:creator>
    <meta:editing-duration>PT31S</meta:editing-duration>
    <meta:editing-cycles>1</meta:editing-cycles>
    <meta:generator>OpenOffice/4.1.3$Unix OpenOffice.org_project/413m1$Build-9783</meta:generator>
  </office:meta>
</office:document-meta>
</file>